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11cm" fo:margin-left="0cm" fo:break-before="page" table:align="left"/>
    </style:style>
    <style:style style:name="Table1.A" style:family="table-column">
      <style:table-column-properties style:column-width="2.214cm"/>
    </style:style>
    <style:style style:name="Table1.B" style:family="table-column">
      <style:table-column-properties style:column-width="4.69cm"/>
    </style:style>
    <style:style style:name="Table1.C" style:family="table-column">
      <style:table-column-properties style:column-width="10.107cm"/>
    </style:style>
    <style:style style:name="Table1.A1" style:family="table-cell">
      <style:table-cell-properties style:vertical-align="middle" fo:background-color="#3333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3333ff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692" officeooo:paragraph-rsid="00121692"/>
    </style:style>
    <style:style style:name="P2" style:family="paragraph" style:parent-style-name="Standard">
      <style:text-properties officeooo:rsid="00129ce6" officeooo:paragraph-rsid="00129ce6"/>
    </style:style>
    <style:style style:name="P3" style:family="paragraph" style:parent-style-name="Standard">
      <style:text-properties officeooo:rsid="00137b8d" officeooo:paragraph-rsid="00137b8d"/>
    </style:style>
    <style:style style:name="P4" style:family="paragraph" style:parent-style-name="Standard">
      <style:text-properties style:text-underline-style="solid" style:text-underline-width="auto" style:text-underline-color="font-color" officeooo:rsid="00137b8d" officeooo:paragraph-rsid="00137b8d"/>
    </style:style>
    <style:style style:name="P5" style:family="paragraph" style:parent-style-name="Standard">
      <style:text-properties officeooo:rsid="0015022c" officeooo:paragraph-rsid="0015022c"/>
    </style:style>
    <style:style style:name="P6" style:family="paragraph" style:parent-style-name="Table_20_Contents">
      <style:text-properties officeooo:rsid="001ae39d" officeooo:paragraph-rsid="001ae39d"/>
    </style:style>
    <style:style style:name="P7" style:family="paragraph" style:parent-style-name="Table_20_Contents">
      <style:paragraph-properties fo:text-align="center" style:justify-single-word="false"/>
      <style:text-properties officeooo:rsid="001ae39d" officeooo:paragraph-rsid="001ae39d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1ae39d" officeooo:paragraph-rsid="001ae39d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b9d1b" officeooo:paragraph-rsid="001b9d1b" style:font-style-asian="italic" style:font-style-complex="italic"/>
    </style:style>
    <style:style style:name="P10" style:family="paragraph" style:parent-style-name="Table_20_Contents">
      <style:text-properties officeooo:rsid="001b9d1b" officeooo:paragraph-rsid="001b9d1b"/>
    </style:style>
    <style:style style:name="P11" style:family="paragraph" style:parent-style-name="Table_20_Contents">
      <style:paragraph-properties fo:text-align="center" style:justify-single-word="false"/>
      <style:text-properties officeooo:rsid="001b9d1b" officeooo:paragraph-rsid="001b9d1b"/>
    </style:style>
    <style:style style:name="P12" style:family="paragraph" style:parent-style-name="Table_20_Contents">
      <style:paragraph-properties fo:text-align="center" style:justify-single-word="false"/>
      <style:text-properties fo:color="#ffffff" officeooo:rsid="001ae39d" officeooo:paragraph-rsid="001ae39d"/>
    </style:style>
    <style:style style:name="P13" style:family="paragraph" style:parent-style-name="Table_20_Contents">
      <style:text-properties fo:color="#ffffff" officeooo:rsid="001ae39d" officeooo:paragraph-rsid="001ae39d"/>
    </style:style>
    <style:style style:name="P14" style:family="paragraph" style:parent-style-name="Standard">
      <style:text-properties officeooo:rsid="001a0a79" officeooo:paragraph-rsid="001a0a79"/>
    </style:style>
    <style:style style:name="T1" style:family="text">
      <style:text-properties officeooo:rsid="00137b8d"/>
    </style:style>
    <style:style style:name="T2" style:family="text">
      <style:text-properties officeooo:rsid="00138781"/>
    </style:style>
    <style:style style:name="T3" style:family="text">
      <style:text-properties officeooo:rsid="00156165"/>
    </style:style>
    <style:style style:name="T4" style:family="text">
      <style:text-properties officeooo:rsid="001705bc"/>
    </style:style>
    <style:style style:name="T5" style:family="text">
      <style:text-properties officeooo:rsid="001b9d1b"/>
    </style:style>
    <style:style style:name="T6" style:family="text">
      <style:text-properties officeooo:rsid="001d7ef1"/>
    </style:style>
    <style:style style:name="T7" style:family="text">
      <style:text-properties officeooo:rsid="001eeb0a"/>
    </style:style>
    <style:style style:name="T8" style:family="text">
      <style:text-properties officeooo:rsid="0020750e"/>
    </style:style>
    <style:style style:name="T9" style:family="text">
      <style:text-properties officeooo:rsid="002216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as</text:p>
      <text:p text:style-name="P4"/>
      <text:p text:style-name="P1">Objects have minimal standard functionality.</text:p>
      <text:p text:style-name="P1"/>
      <text:p text:style-name="P1">- they can be created</text:p>
      <text:p text:style-name="P1">- they can be destroyed</text:p>
      <text:p text:style-name="P1">- they can add tags to themselves.</text:p>
      <text:p text:style-name="P1"/>
      <text:p text:style-name="P1">The functionality and meaning of the tags is entirely down to the developer.</text:p>
      <text:p text:style-name="P1"/>
      <text:p text:style-name="P1">Objects are created using create() which is called as part of the initialise() function of the base object. <text:s/>They are removed using delete(). If an object is subclassed it is its responsibility to pass up creation/deletion as the class system does. <text:span text:style-name="T3">This this leaves tag() as the only defined method.</text:span></text:p>
      <text:p text:style-name="P1"/>
      <text:p text:style-name="P1">Tags, once added, cannot be removed. Lists of entities with each tag (and a general list) are kept as hashes so they can be quickly updated and scanned. A list of the count in each tag list is also kept.</text:p>
      <text:p text:style-name="P1"/>
      <text:p text:style-name="P1">There is a single SOE global which manages everything.</text:p>
      <text:p text:style-name="P1"/>
      <text:p text:style-name="P1">Objects can be removed individually or en masse, <text:span text:style-name="T2">giving the easy clean up.</text:span></text:p>
      <text:p text:style-name="P1"/>
      <text:p text:style-name="P1">Objects can be individually named, and this can be accessed via the SOE global. <text:span text:style-name="T4">SOE.obj.xxxx – these are removed when the object is.</text:span></text:p>
      <text:p text:style-name="P1"/>
      <text:p text:style-name="P5">Objects do not know what tags they have directly.</text:p>
      <text:p text:style-name="P5"/>
      <text:p text:style-name="P1">SOE can return a list of tags, a list of tag groupings or a list of all. <text:span text:style-name="T1">(object =&gt; object lists, not arrays)</text:span></text:p>
      <text:p text:style-name="P1"/>
      <text:p text:style-name="P3">tags must be standard lua identifiers. Tags are defined on first use. Tags are case insensitive.</text:p>
      <text:p text:style-name="P1"/>
      <text:p text:style-name="P1">Object removal can be detected if it is done as a consequence of processing a list.</text:p>
      <text:p text:style-name="P1"/>
      <text:p text:style-name="P1">There is a general broadcasting system which also sends time events.</text:p>
      <text:p text:style-name="P1"/>
      <text:p text:style-name="P1">There are at least the following standard tags :</text:p>
      <text:p text:style-name="P1"/>
      <text:p text:style-name="P1">update <text:tab/><text:tab/><text:tab/>update() method of object is called once per frame</text:p>
      <text:p text:style-name="P1">listener <text:tab/><text:tab/>in receipt of global messages.</text:p>
      <text:p text:style-name="P1"/>
      <text:p text:style-name="P2">Objects can be created raw or they can use mixins. <text:span text:style-name="T3">SOE:decorate(object) is used to add standard methods. (currently, only tag !)</text:span></text:p>
      <text:p text:style-name="P2"/>
      <text:p text:style-name="P14">Some sort of state machine system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Object</text:p>
          </table:table-cell>
          <table:table-cell table:style-name="Table1.A1" office:value-type="string">
            <text:p text:style-name="P12">Method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12" office:value-type="string">
            <text:p text:style-name="P7">SOE</text:p>
          </table:table-cell>
          <table:table-cell table:style-name="Table1.B12" office:value-type="string">
            <text:p text:style-name="P7">remove(&lt;tag&gt;|&lt;ref&gt;)</text:p>
          </table:table-cell>
          <table:table-cell table:style-name="Table1.C12" office:value-type="string">
            <text:p text:style-name="P6">Remove all objects with the given tag, given reference, or if no tag is provided, all objects. Removes from all tag lists. Adjust tag list counters. Remove from object list.</text:p>
          </table:table-cell>
        </table:table-row>
        <table:table-row>
          <table:table-cell table:style-name="Table1.A12" office:value-type="string">
            <text:p text:style-name="P7">SOE</text:p>
          </table:table-cell>
          <table:table-cell table:style-name="Table1.B12" office:value-type="string">
            <text:p text:style-name="P7">e</text:p>
          </table:table-cell>
          <table:table-cell table:style-name="Table1.C12" office:value-type="string">
            <text:p text:style-name="P6">Reference to a table allowing objects to be accessed by name. So if you do self:name(“fred”) then SOE.e.fred is a reference to it. Error if already named.</text:p>
          </table:table-cell>
        </table:table-row>
        <table:table-row>
          <table:table-cell table:style-name="Table1.A12" office:value-type="string">
            <text:p text:style-name="P7">SOE </text:p>
          </table:table-cell>
          <table:table-cell table:style-name="Table1.B12" office:value-type="string">
            <text:p text:style-name="P7">BaseObject </text:p>
          </table:table-cell>
          <table:table-cell table:style-name="Table1.C12" office:value-type="string">
            <text:p text:style-name="P6">Base object prototype.</text:p>
          </table:table-cell>
        </table:table-row>
        <table:table-row>
          <table:table-cell table:style-name="Table1.A12" office:value-type="string">
            <text:p text:style-name="P7">SOE </text:p>
          </table:table-cell>
          <table:table-cell table:style-name="Table1.B12" office:value-type="string">
            <text:p text:style-name="P7">decorate(&lt;instance&gt;)</text:p>
          </table:table-cell>
          <table:table-cell table:style-name="Table1.C12" office:value-type="string">
            <text:p text:style-name="P6">Decorate object with default methods <text:span text:style-name="T5">(marked in italics)</text:span></text:p>
          </table:table-cell>
        </table:table-row>
        <table:table-row>
          <table:table-cell table:style-name="Table1.A12" office:value-type="string">
            <text:p text:style-name="P7">SOE </text:p>
          </table:table-cell>
          <table:table-cell table:style-name="Table1.B12" office:value-type="string">
            <text:p text:style-name="P7">query(&lt;tags&gt;)</text:p>
          </table:table-cell>
          <table:table-cell table:style-name="Table1.C12" office:value-type="string">
            <text:p text:style-name="P6">Query object matching all tags. Can be a single tag, <text:span text:style-name="T7">comma seperated list</text:span>. If empty, returns list of all.</text:p>
          </table:table-cell>
        </table:table-row>
        <table:table-row>
          <table:table-cell table:style-name="Table1.A12" office:value-type="string">
            <text:p text:style-name="P7">SOE </text:p>
          </table:table-cell>
          <table:table-cell table:style-name="Table1.B12" office:value-type="string">
            <text:p text:style-name="P7">process(&lt;tags&gt;,&lt;fn&gt;,...)</text:p>
          </table:table-cell>
          <table:table-cell table:style-name="Table1.C12" office:value-type="string">
            <text:p text:style-name="P6">Take a query and for each object call &lt;fn&gt;(object,...)</text:p>
          </table:table-cell>
        </table:table-row>
        <table:table-row>
          <table:table-cell table:style-name="Table1.A12" office:value-type="string">
            <text:p text:style-name="P7">Object</text:p>
          </table:table-cell>
          <table:table-cell table:style-name="Table1.B12" office:value-type="string">
            <text:p text:style-name="P8">tag(&lt;tags&gt;)</text:p>
          </table:table-cell>
          <table:table-cell table:style-name="Table1.C12" office:value-type="string">
            <text:p text:style-name="P6">Add tags for this object, tags is a comma seperated string, list of strings.</text:p>
          </table:table-cell>
        </table:table-row>
        <table:table-row>
          <table:table-cell table:style-name="Table1.A12" office:value-type="string">
            <text:p text:style-name="P7">Object</text:p>
          </table:table-cell>
          <table:table-cell table:style-name="Table1.B12" office:value-type="string">
            <text:p text:style-name="P7">create(...)</text:p>
          </table:table-cell>
          <table:table-cell table:style-name="Table1.C12" office:value-type="string">
            <text:p text:style-name="P6">Object creation method, the arguments come from the constructor. Registers object with object list. No name. <text:span text:style-name="T6">Called from constructor. Default is provided in BaseObject</text:span></text:p>
          </table:table-cell>
        </table:table-row>
        <table:table-row>
          <table:table-cell table:style-name="Table1.A12" office:value-type="string">
            <text:p text:style-name="P7">Object</text:p>
          </table:table-cell>
          <table:table-cell table:style-name="Table1.B12" office:value-type="string">
            <text:p text:style-name="P8">name(&lt;name&gt;)</text:p>
          </table:table-cell>
          <table:table-cell table:style-name="Table1.C12" office:value-type="string">
            <text:p text:style-name="P6">Works with SOE.e to provide <text:span text:style-name="T5">direct fast </text:span>references to objects. <text:span text:style-name="T9">Cannot be currently allocated.</text:span></text:p>
          </table:table-cell>
        </table:table-row>
        <table:table-row>
          <table:table-cell table:style-name="Table1.A12" office:value-type="string">
            <text:p text:style-name="P7">Object </text:p>
          </table:table-cell>
          <table:table-cell table:style-name="Table1.B12" office:value-type="string">
            <text:p text:style-name="P7">delete() </text:p>
          </table:table-cell>
          <table:table-cell table:style-name="Table1.C12" office:value-type="string">
            <text:p text:style-name="P6">Called to delete object. <text:span text:style-name="T8">Default is provided in BaseObject</text:span></text:p>
          </table:table-cell>
        </table:table-row>
        <table:table-row>
          <table:table-cell table:style-name="Table1.A12" office:value-type="string">
            <text:p text:style-name="P11">Object</text:p>
          </table:table-cell>
          <table:table-cell table:style-name="Table1.B12" office:value-type="string">
            <text:p text:style-name="P9">send(&lt;msg&gt;,&lt;time&gt;, &lt;data&gt;)</text:p>
          </table:table-cell>
          <table:table-cell table:style-name="Table1.C12" office:value-type="string">
            <text:p text:style-name="P10">Send a message to all objects tagged “listener”, these are queued up. &lt;msg&gt; can be any identifier, &lt;time&gt; is the time at which it should be sent after now in milliseconds, and &lt;data&gt; is an optional table). The message calls listen(&lt;msg&gt;,&lt;time&gt;,&lt;data&gt;)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13:08.133269000</meta:creation-date>
    <meta:generator>LibreOffice/4.2.4.2$MacOSX_X86_64 LibreOffice_project/63150712c6d317d27ce2db16eb94c2f3d7b699f8</meta:generator>
    <dc:date>2014-06-06T19:06:27.361102000</dc:date>
    <meta:editing-duration>PT31M4S</meta:editing-duration>
    <meta:editing-cycles>14</meta:editing-cycles>
    <meta:document-statistic meta:table-count="1" meta:image-count="0" meta:object-count="0" meta:page-count="2" meta:paragraph-count="57" meta:word-count="521" meta:character-count="3123" meta:non-whitespace-character-count="2645"/>
  </office:meta>
</office:document-meta>
</file>